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dd81c" officeooo:paragraph-rsid="001dd81c"/>
    </style:style>
    <style:style style:name="P2" style:family="paragraph" style:parent-style-name="Standard">
      <style:text-properties officeooo:rsid="001dd81c" officeooo:paragraph-rsid="001dd81c"/>
    </style:style>
    <style:style style:name="P3" style:family="paragraph" style:parent-style-name="Standard">
      <style:text-properties fo:font-weight="normal" officeooo:rsid="001f9458" officeooo:paragraph-rsid="001f9458" style:font-weight-asian="normal" style:font-weight-complex="normal"/>
    </style:style>
    <style:style style:name="P4" style:family="paragraph" style:parent-style-name="Text_20_body">
      <style:text-properties officeooo:rsid="001dd81c" officeooo:paragraph-rsid="001dd81c"/>
    </style:style>
    <style:style style:name="P5" style:family="paragraph" style:parent-style-name="Text_20_body">
      <style:text-properties officeooo:paragraph-rsid="001dd81c"/>
    </style:style>
    <style:style style:name="P6" style:family="paragraph" style:parent-style-name="Text_20_body">
      <style:text-properties fo:font-weight="bold" officeooo:rsid="001dd81c" officeooo:paragraph-rsid="001dd81c" style:font-weight-asian="bold" style:font-weight-complex="bold"/>
    </style:style>
    <style:style style:name="P7" style:family="paragraph" style:parent-style-name="Text_20_body">
      <style:text-properties fo:font-weight="bold" officeooo:rsid="001f9458" officeooo:paragraph-rsid="001f9458" style:font-weight-asian="bold" style:font-weight-complex="bold"/>
    </style:style>
    <style:style style:name="P8" style:family="paragraph" style:parent-style-name="Text_20_body">
      <style:text-properties officeooo:rsid="001f9458" officeooo:paragraph-rsid="001f9458"/>
    </style:style>
    <style:style style:name="P9" style:family="paragraph" style:parent-style-name="Text_20_body">
      <style:text-properties fo:font-weight="normal" officeooo:rsid="001f9458" officeooo:paragraph-rsid="001f9458" style:font-weight-asian="normal" style:font-weight-complex="normal"/>
    </style:style>
    <style:style style:name="P10" style:family="paragraph" style:parent-style-name="Title">
      <style:text-properties officeooo:paragraph-rsid="001dd81c"/>
    </style:style>
    <style:style style:name="T1" style:family="text">
      <style:text-properties officeooo:rsid="001dd81c"/>
    </style:style>
    <style:style style:name="T2" style:family="text">
      <style:text-properties fo:font-weight="bold" officeooo:rsid="001dd81c" style:font-weight-asian="bold" style:font-weight-complex="bold"/>
    </style:style>
    <style:style style:name="T3" style:family="text">
      <style:text-properties fo:color="#a52a2a" loext:opacity="100%"/>
    </style:style>
    <style:style style:name="T4" style:family="text">
      <style:text-properties fo:color="#0000cd" loext:opacity="100%"/>
    </style:style>
    <style:style style:name="T5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etching Numérique</text:p>
      <text:p text:style-name="P2"/>
      <text:p text:style-name="P10">Twine : quelques pistes pour animer des passages.</text:p>
      <text:p text:style-name="P10"/>
      <text:h text:style-name="Heading_20_1" text:outline-level="1"><text:s/><text:span text:style-name="T1">Modifier le texte du passage</text:span></text:h>
      <text:p text:style-name="Text_20_body"/>
      <text:p text:style-name="P6">Listes à puces</text:p>
      <text:p text:style-name="P4">* liste</text:p>
      <text:p text:style-name="P4">* à</text:p>
      <text:p text:style-name="P4">*puces</text:p>
      <text:p text:style-name="P5"><text:span text:style-name="T2">gras, italiques, surligné, barré</text:span></text:p>
      <text:p text:style-name="P5"><text:span text:style-name="T2">''</text:span>gras''<text:note text:id="ftn0" text:note-class="footnote"><text:note-citation>1</text:note-citation><text:note-body><text:p text:style-name="P1">Alt Gr+4</text:p></text:note-body></text:note>, //<text:span text:style-name="T1">italiques//, __sousligné__, ==barré==</text:span></text:p>
      <text:p text:style-name="P7">citation</text:p>
      <text:p text:style-name="P8">&gt; texte cité</text:p>
      <text:p text:style-name="P7">changer la couleur d’une police</text:p>
      <text:p text:style-name="P8">@@color:green;texte en couleur verte@@</text:p>
      <text:p text:style-name="P8">@@color:red;texte en couleur rouge@@</text:p>
      <text:p text:style-name="P7">Liens</text:p>
      <text:p text:style-name="P9">Entrez dans ce [[couloir]] <text:s text:c="7"/>(le passage s’appelle « couloir »)</text:p>
      <text:p text:style-name="P9">Allez à ce [[couloir|couloir de la mort]] <text:s text:c="4"/>(le passage s’appelle couloir de la mort)</text:p>
      <text:p text:style-name="P9">Pour un lien externe, utiliser le html : </text:p>
      <text:p text:style-name="P3"><text:span text:style-name="T4">&lt;</text:span><text:span text:style-name="T3">a</text:span><text:span text:style-name="T5"> href</text:span><text:span text:style-name="T4">="https://www.w3schools.com"&gt;</text:span>Visit W3Schools<text:span text:style-name="T4">&lt;</text:span><text:span text:style-name="T3">/a</text:span><text:span text:style-name="T4">&gt;</text:span> 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21:38:02.350000000</meta:creation-date>
    <dc:date>2023-03-20T21:57:28.181000000</dc:date>
    <meta:editing-duration>PT9M5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0" meta:word-count="86" meta:character-count="600" meta:non-whitespace-character-count="520"/>
  </office:meta>
</office:document-meta>
</file>